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7045" calcext:value-type="float">
            <text:p><text:s text:c="3"/>117,045</text:p>
          </table:table-cell>
          <table:table-cell table:style-name="ce45" office:value-type="float" office:value="114462" calcext:value-type="float">
            <text:p><text:s text:c="3"/>114,462</text:p>
          </table:table-cell>
          <table:table-cell table:style-name="ce45" office:value-type="float" office:value="16157" calcext:value-type="float">
            <text:p><text:s text:c="3"/>16,157</text:p>
          </table:table-cell>
          <table:table-cell table:style-name="ce45" office:value-type="float" office:value="12422" calcext:value-type="float">
            <text:p><text:s text:c="3"/>12,422</text:p>
          </table:table-cell>
          <table:table-cell table:style-name="ce45" office:value-type="float" office:value="354" calcext:value-type="float">
            <text:p><text:s text:c="3"/>354</text:p>
          </table:table-cell>
          <table:table-cell table:style-name="ce45" office:value-type="float" office:value="231" calcext:value-type="float">
            <text:p><text:s text:c="3"/>231</text:p>
          </table:table-cell>
          <table:table-cell table:style-name="ce45" office:value-type="float" office:value="99" calcext:value-type="float">
            <text:p><text:s text:c="3"/>9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3131" calcext:value-type="float">
            <text:p><text:s text:c="3"/>53,131</text:p>
          </table:table-cell>
          <table:table-cell table:style-name="ce46" office:value-type="float" office:value="53027" calcext:value-type="float">
            <text:p><text:s text:c="3"/>53,027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56" office:value-type="float" office:value="7590" calcext:value-type="float">
            <text:p><text:s text:c="3"/>7,590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8255" calcext:value-type="float">
            <text:p><text:s text:c="3"/>8,255</text:p>
          </table:table-cell>
          <table:table-cell table:style-name="ce56" office:value-type="float" office:value="5445" calcext:value-type="float">
            <text:p><text:s text:c="3"/>5,44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3914" calcext:value-type="float">
            <text:p><text:s text:c="3"/>63,914</text:p>
          </table:table-cell>
          <table:table-cell table:style-name="ce46" office:value-type="float" office:value="61435" calcext:value-type="float">
            <text:p><text:s text:c="3"/>61,435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56" office:value-type="float" office:value="4832" calcext:value-type="float">
            <text:p><text:s text:c="3"/>4,832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013" calcext:value-type="float">
            <text:p><text:s text:c="3"/>111,013</text:p>
          </table:table-cell>
          <table:table-cell table:style-name="ce45" office:value-type="float" office:value="107855" calcext:value-type="float">
            <text:p><text:s text:c="3"/>107,855</text:p>
          </table:table-cell>
          <table:table-cell table:style-name="ce45" office:value-type="float" office:value="16297" calcext:value-type="float">
            <text:p><text:s text:c="3"/>16,297</text:p>
          </table:table-cell>
          <table:table-cell table:style-name="ce45" office:value-type="float" office:value="11609" calcext:value-type="float">
            <text:p><text:s text:c="3"/>11,609</text:p>
          </table:table-cell>
          <table:table-cell table:style-name="ce45" office:value-type="float" office:value="414" calcext:value-type="float">
            <text:p><text:s text:c="3"/>414</text:p>
          </table:table-cell>
          <table:table-cell table:style-name="ce45" office:value-type="float" office:value="291" calcext:value-type="float">
            <text:p><text:s text:c="3"/>291</text:p>
          </table:table-cell>
          <table:table-cell table:style-name="ce45" office:value-type="float" office:value="110" calcext:value-type="float">
            <text:p><text:s text:c="3"/>110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0807" calcext:value-type="float">
            <text:p><text:s text:c="3"/>50,807</text:p>
          </table:table-cell>
          <table:table-cell table:style-name="ce46" office:value-type="float" office:value="50299" calcext:value-type="float">
            <text:p><text:s text:c="3"/>50,299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56" office:value-type="float" office:value="7053" calcext:value-type="float">
            <text:p><text:s text:c="3"/>7,0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6771" calcext:value-type="float">
            <text:p><text:s text:c="3"/>6,771</text:p>
          </table:table-cell>
          <table:table-cell table:style-name="ce56" office:value-type="float" office:value="5322" calcext:value-type="float">
            <text:p><text:s text:c="3"/>5,3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0206" calcext:value-type="float">
            <text:p><text:s text:c="3"/>60,206</text:p>
          </table:table-cell>
          <table:table-cell table:style-name="ce46" office:value-type="float" office:value="57556" calcext:value-type="float">
            <text:p><text:s text:c="3"/>57,556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56" office:value-type="float" office:value="4556" calcext:value-type="float">
            <text:p><text:s text:c="3"/>4,556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717" calcext:value-type="float">
            <text:p><text:s text:c="3"/>114,717</text:p>
          </table:table-cell>
          <table:table-cell table:style-name="ce45" office:value-type="float" office:value="112658" calcext:value-type="float">
            <text:p><text:s text:c="3"/>112,658</text:p>
          </table:table-cell>
          <table:table-cell table:style-name="ce45" office:value-type="float" office:value="14699" calcext:value-type="float">
            <text:p><text:s text:c="3"/>14,699</text:p>
          </table:table-cell>
          <table:table-cell table:style-name="ce45" office:value-type="float" office:value="11824" calcext:value-type="float">
            <text:p><text:s text:c="3"/>11,824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306" calcext:value-type="float">
            <text:p><text:s text:c="3"/>306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376" calcext:value-type="float">
            <text:p><text:s text:c="3"/>52,376</text:p>
          </table:table-cell>
          <table:table-cell table:style-name="ce46" office:value-type="float" office:value="52429" calcext:value-type="float">
            <text:p><text:s text:c="3"/>52,429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56" office:value-type="float" office:value="7261" calcext:value-type="float">
            <text:p><text:s text:c="3"/>7,261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6614" calcext:value-type="float">
            <text:p><text:s text:c="3"/>6,614</text:p>
          </table:table-cell>
          <table:table-cell table:style-name="ce56" office:value-type="float" office:value="4658" calcext:value-type="float">
            <text:p><text:s text:c="3"/>4,65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341" calcext:value-type="float">
            <text:p><text:s text:c="3"/>62,341</text:p>
          </table:table-cell>
          <table:table-cell table:style-name="ce46" office:value-type="float" office:value="60229" calcext:value-type="float">
            <text:p><text:s text:c="3"/>60,229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4563" calcext:value-type="float">
            <text:p><text:s text:c="3"/>4,56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6978" calcext:value-type="float">
            <text:p><text:s text:c="3"/>106,978</text:p>
          </table:table-cell>
          <table:table-cell table:style-name="ce45" office:value-type="float" office:value="107222" calcext:value-type="float">
            <text:p><text:s text:c="3"/>107,222</text:p>
          </table:table-cell>
          <table:table-cell table:style-name="ce45" office:value-type="float" office:value="16170" calcext:value-type="float">
            <text:p><text:s text:c="3"/>16,170</text:p>
          </table:table-cell>
          <table:table-cell table:style-name="ce45" office:value-type="float" office:value="11610" calcext:value-type="float">
            <text:p><text:s text:c="3"/>11,610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74" calcext:value-type="float">
            <text:p><text:s text:c="3"/>47,974</text:p>
          </table:table-cell>
          <table:table-cell table:style-name="ce46" office:value-type="float" office:value="49426" calcext:value-type="float">
            <text:p><text:s text:c="3"/>49,426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6338" calcext:value-type="float">
            <text:p><text:s text:c="3"/>6,338</text:p>
          </table:table-cell>
          <table:table-cell table:style-name="ce56" office:value-type="float" office:value="5248" calcext:value-type="float">
            <text:p><text:s text:c="3"/>5,24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004" calcext:value-type="float">
            <text:p><text:s text:c="3"/>59,004</text:p>
          </table:table-cell>
          <table:table-cell table:style-name="ce46" office:value-type="float" office:value="57796" calcext:value-type="float">
            <text:p><text:s text:c="3"/>57,796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56" office:value-type="float" office:value="4530" calcext:value-type="float">
            <text:p><text:s text:c="3"/>4,530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7" office:value-type="string" calcext:value-type="string" table:number-columns-spanned="1" table:number-rows-spanned="3">
            <text:p>99年1~6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619438" calcext:value-type="float">
            <text:p><text:s text:c="3"/>619,438</text:p>
          </table:table-cell>
          <table:table-cell table:style-name="ce44" office:value-type="float" office:value="610734" calcext:value-type="float">
            <text:p><text:s text:c="3"/>610,734</text:p>
          </table:table-cell>
          <table:table-cell table:style-name="ce44" office:value-type="float" office:value="82712" calcext:value-type="float">
            <text:p><text:s text:c="3"/>82,712</text:p>
          </table:table-cell>
          <table:table-cell table:style-name="ce44" office:value-type="float" office:value="72807" calcext:value-type="float">
            <text:p><text:s text:c="3"/>72,807</text:p>
          </table:table-cell>
          <table:table-cell table:style-name="ce44" office:value-type="float" office:value="2300" calcext:value-type="float">
            <text:p><text:s text:c="3"/>2,300</text:p>
          </table:table-cell>
          <table:table-cell table:style-name="ce44" office:value-type="float" office:value="1446" calcext:value-type="float">
            <text:p><text:s text:c="3"/>1,446</text:p>
          </table:table-cell>
          <table:table-cell table:style-name="ce44" office:value-type="float" office:value="633" calcext:value-type="float">
            <text:p><text:s text:c="3"/>633</text:p>
          </table:table-cell>
          <table:table-cell table:style-name="ce67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277695" calcext:value-type="float">
            <text:p><text:s text:c="3"/>277,695</text:p>
          </table:table-cell>
          <table:table-cell table:style-name="ce41" office:value-type="float" office:value="278400" calcext:value-type="float">
            <text:p><text:s text:c="3"/>278,400</text:p>
          </table:table-cell>
          <table:table-cell table:style-name="ce41" office:value-type="float" office:value="43348" calcext:value-type="float">
            <text:p><text:s text:c="3"/>43,348</text:p>
          </table:table-cell>
          <table:table-cell table:style-name="ce41" office:value-type="float" office:value="44585" calcext:value-type="float">
            <text:p><text:s text:c="3"/>44,585</text:p>
          </table:table-cell>
          <table:table-cell table:style-name="ce41" office:value-type="float" office:value="1227" calcext:value-type="float">
            <text:p><text:s text:c="3"/>1,227</text:p>
          </table:table-cell>
          <table:table-cell table:style-name="ce41" office:value-type="float" office:value="720" calcext:value-type="float">
            <text:p><text:s text:c="3"/>720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41" office:value-type="float" office:value="68746" calcext:value-type="float">
            <text:p><text:s text:c="3"/>68,746</text:p>
          </table:table-cell>
          <table:table-cell table:style-name="ce39" office:value-type="float" office:value="28172" calcext:value-type="float">
            <text:p><text:s text:c="3"/>28,17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341743" calcext:value-type="float">
            <text:p><text:s text:c="3"/>341,743</text:p>
          </table:table-cell>
          <table:table-cell table:style-name="ce42" office:value-type="float" office:value="332334" calcext:value-type="float">
            <text:p><text:s text:c="3"/>332,334</text:p>
          </table:table-cell>
          <table:table-cell table:style-name="ce42" office:value-type="float" office:value="39364" calcext:value-type="float">
            <text:p><text:s text:c="3"/>39,364</text:p>
          </table:table-cell>
          <table:table-cell table:style-name="ce42" office:value-type="float" office:value="28222" calcext:value-type="float">
            <text:p><text:s text:c="3"/>28,222</text:p>
          </table:table-cell>
          <table:table-cell table:style-name="ce42" office:value-type="float" office:value="1073" calcext:value-type="float">
            <text:p><text:s text:c="3"/>1,073</text:p>
          </table:table-cell>
          <table:table-cell table:style-name="ce42" office:value-type="float" office:value="726" calcext:value-type="float">
            <text:p><text:s text:c="3"/>72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2.14" calcext:value-type="float">
            <text:p><text:s/>12.14</text:p>
          </table:table-cell>
          <table:table-cell table:style-name="ce48" office:value-type="float" office:value="13.22" calcext:value-type="float">
            <text:p><text:s/>13.22</text:p>
          </table:table-cell>
          <table:table-cell table:style-name="ce48" office:value-type="float" office:value="-21.26" calcext:value-type="float">
            <text:p><text:s text:c="3"/>－21.26</text:p>
          </table:table-cell>
          <table:table-cell table:style-name="ce48" office:value-type="float" office:value="-5.7" calcext:value-type="float">
            <text:p><text:s text:c="3"/>－5.70</text:p>
          </table:table-cell>
          <table:table-cell table:style-name="ce48" office:value-type="float" office:value="10.73" calcext:value-type="float">
            <text:p><text:s/>10.73</text:p>
          </table:table-cell>
          <table:table-cell table:style-name="ce48" office:value-type="float" office:value="16.02" calcext:value-type="float">
            <text:p><text:s/>16.02</text:p>
          </table:table-cell>
          <table:table-cell table:style-name="ce48" office:value-type="float" office:value="5.05" calcext:value-type="float">
            <text:p><text:s/>5.05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3.34" calcext:value-type="float">
            <text:p><text:s/>13.34</text:p>
          </table:table-cell>
          <table:table-cell table:style-name="ce49" office:value-type="float" office:value="13.01" calcext:value-type="float">
            <text:p><text:s/>13.01</text:p>
          </table:table-cell>
          <table:table-cell table:style-name="ce49" office:value-type="float" office:value="-21.53" calcext:value-type="float">
            <text:p><text:s text:c="3"/>－21.53</text:p>
          </table:table-cell>
          <table:table-cell table:style-name="ce49" office:value-type="float" office:value="-5.31" calcext:value-type="float">
            <text:p><text:s text:c="3"/>－5.31</text:p>
          </table:table-cell>
          <table:table-cell table:style-name="ce49" office:value-type="float" office:value="14.36" calcext:value-type="float">
            <text:p><text:s/>14.36</text:p>
          </table:table-cell>
          <table:table-cell table:style-name="ce49" office:value-type="float" office:value="29.09" calcext:value-type="float">
            <text:p><text:s/>29.09</text:p>
          </table:table-cell>
          <table:table-cell table:style-name="ce49" office:value-type="float" office:value="-3.64" calcext:value-type="float">
            <text:p><text:s text:c="3"/>－3.64</text:p>
          </table:table-cell>
          <table:table-cell table:style-name="ce49" office:value-type="float" office:value="11.74" calcext:value-type="float">
            <text:p><text:s/>11.74</text:p>
          </table:table-cell>
          <table:table-cell table:style-name="ce81" office:value-type="float" office:value="-10.16" calcext:value-type="float">
            <text:p><text:s text:c="3"/>－10.1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11.14" calcext:value-type="float">
            <text:p><text:s/>11.14</text:p>
          </table:table-cell>
          <table:table-cell table:style-name="ce50" office:value-type="float" office:value="13.41" calcext:value-type="float">
            <text:p><text:s/>13.41</text:p>
          </table:table-cell>
          <table:table-cell table:style-name="ce50" office:value-type="float" office:value="-20.97" calcext:value-type="float">
            <text:p><text:s text:c="3"/>－20.97</text:p>
          </table:table-cell>
          <table:table-cell table:style-name="ce50" office:value-type="float" office:value="-6.31" calcext:value-type="float">
            <text:p><text:s text:c="3"/>－6.31</text:p>
          </table:table-cell>
          <table:table-cell table:style-name="ce50" office:value-type="float" office:value="6.94" calcext:value-type="float">
            <text:p><text:s/>6.94</text:p>
          </table:table-cell>
          <table:table-cell table:style-name="ce50" office:value-type="float" office:value="4.13" calcext:value-type="float">
            <text:p><text:s/>4.13</text:p>
          </table:table-cell>
          <table:table-cell table:style-name="ce50" office:value-type="float" office:value="15.91" calcext:value-type="float">
            <text:p><text:s/>15.9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22.37" calcext:value-type="float">
            <text:p><text:s/>22.37</text:p>
          </table:table-cell>
          <table:table-cell table:style-name="ce51" office:value-type="float" office:value="22.1" calcext:value-type="float">
            <text:p><text:s/>22.10</text:p>
          </table:table-cell>
          <table:table-cell table:style-name="ce51" office:value-type="float" office:value="-1.4" calcext:value-type="float">
            <text:p><text:s text:c="3"/>－1.40</text:p>
          </table:table-cell>
          <table:table-cell table:style-name="ce51" office:value-type="float" office:value="2.94" calcext:value-type="float">
            <text:p><text:s/>2.94</text:p>
          </table:table-cell>
          <table:table-cell table:style-name="ce51" office:value-type="float" office:value="0.77" calcext:value-type="float">
            <text:p><text:s/>0.77</text:p>
          </table:table-cell>
          <table:table-cell table:style-name="ce51" office:value-type="float" office:value="0.37" calcext:value-type="float">
            <text:p><text:s/>0.37</text:p>
          </table:table-cell>
          <table:table-cell table:style-name="ce51" office:value-type="float" office:value="-4.59" calcext:value-type="float">
            <text:p><text:s text:c="3"/>－4.5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25.25" calcext:value-type="float">
            <text:p><text:s/>25.25</text:p>
          </table:table-cell>
          <table:table-cell table:style-name="ce49" office:value-type="float" office:value="23.8" calcext:value-type="float">
            <text:p><text:s/>23.80</text:p>
          </table:table-cell>
          <table:table-cell table:style-name="ce49" office:value-type="float" office:value="-2.03" calcext:value-type="float">
            <text:p><text:s text:c="3"/>－2.03</text:p>
          </table:table-cell>
          <table:table-cell table:style-name="ce49" office:value-type="float" office:value="2.95" calcext:value-type="float">
            <text:p><text:s/>2.95</text:p>
          </table:table-cell>
          <table:table-cell table:style-name="ce49" office:value-type="float" office:value="-0.48" calcext:value-type="float">
            <text:p><text:s text:c="3"/>－0.48</text:p>
          </table:table-cell>
          <table:table-cell table:style-name="ce49" office:value-type="float" office:value="7.58" calcext:value-type="float">
            <text:p><text:s/>7.58</text:p>
          </table:table-cell>
          <table:table-cell table:style-name="ce49" office:value-type="float" office:value="-8.62" calcext:value-type="float">
            <text:p><text:s text:c="3"/>－8.62</text:p>
          </table:table-cell>
          <table:table-cell table:style-name="ce49" office:value-type="float" office:value="-26.21" calcext:value-type="float">
            <text:p><text:s text:c="3"/>－26.21</text:p>
          </table:table-cell>
          <table:table-cell table:style-name="ce81" office:value-type="float" office:value="-2" calcext:value-type="float">
            <text:p><text:s text:c="3"/>－2.0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20.03" calcext:value-type="float">
            <text:p><text:s/>20.03</text:p>
          </table:table-cell>
          <table:table-cell table:style-name="ce50" office:value-type="float" office:value="20.67" calcext:value-type="float">
            <text:p><text:s/>20.67</text:p>
          </table:table-cell>
          <table:table-cell table:style-name="ce50" office:value-type="float" office:value="-0.69" calcext:value-type="float">
            <text:p><text:s text:c="3"/>－0.69</text:p>
          </table:table-cell>
          <table:table-cell table:style-name="ce50" office:value-type="float" office:value="2.93" calcext:value-type="float">
            <text:p><text:s/>2.93</text:p>
          </table:table-cell>
          <table:table-cell table:style-name="ce50" office:value-type="float" office:value="2.21" calcext:value-type="float">
            <text:p><text:s/>2.21</text:p>
          </table:table-cell>
          <table:table-cell table:style-name="ce50" office:value-type="float" office:value="-6.67" calcext:value-type="float">
            <text:p><text:s text:c="3"/>－6.67</text:p>
          </table:table-cell>
          <table:table-cell table:style-name="ce50" office:value-type="float" office:value="0" calcext:value-type="float">
            <text:p>－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6 月 份" calcext:value-type="string" table:number-columns-spanned="11" table:number-rows-spanned="1">
              <text:p><text:s/>中 華 民 國 99 年 6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1256" calcext:value-type="float">
            <text:p><text:s text:c="3"/>131,256</text:p>
          </table:table-cell>
          <table:table-cell table:style-name="ce54" office:value-type="float" office:value="129598" calcext:value-type="float">
            <text:p><text:s text:c="3"/>129,598</text:p>
          </table:table-cell>
          <table:table-cell table:style-name="ce54" office:value-type="float" office:value="12722" calcext:value-type="float">
            <text:p><text:s text:c="3"/>12,722</text:p>
          </table:table-cell>
          <table:table-cell table:style-name="ce54" office:value-type="float" office:value="11714" calcext:value-type="float">
            <text:p><text:s text:c="3"/>11,714</text:p>
          </table:table-cell>
          <table:table-cell table:style-name="ce54" office:value-type="float" office:value="392" calcext:value-type="float">
            <text:p><text:s text:c="3"/>392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60219" calcext:value-type="float">
            <text:p><text:s text:c="3"/>60,219</text:p>
          </table:table-cell>
          <table:table-cell table:style-name="ce54" office:value-type="float" office:value="59926" calcext:value-type="float">
            <text:p><text:s text:c="3"/>59,926</text:p>
          </table:table-cell>
          <table:table-cell table:style-name="ce54" office:value-type="float" office:value="6646" calcext:value-type="float">
            <text:p><text:s text:c="3"/>6,646</text:p>
          </table:table-cell>
          <table:table-cell table:style-name="ce54" office:value-type="float" office:value="7187" calcext:value-type="float">
            <text:p><text:s text:c="3"/>7,187</text:p>
          </table:table-cell>
          <table:table-cell table:style-name="ce54" office:value-type="float" office:value="207" calcext:value-type="float">
            <text:p><text:s text:c="3"/>207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9224" calcext:value-type="float">
            <text:p><text:s text:c="3"/>9,224</text:p>
          </table:table-cell>
          <table:table-cell table:style-name="ce54" office:value-type="float" office:value="4892" calcext:value-type="float">
            <text:p><text:s text:c="3"/>4,892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71037" calcext:value-type="float">
            <text:p><text:s text:c="3"/>71,037</text:p>
          </table:table-cell>
          <table:table-cell table:style-name="ce66" office:value-type="float" office:value="69672" calcext:value-type="float">
            <text:p><text:s text:c="3"/>69,672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4527" calcext:value-type="float">
            <text:p><text:s text:c="3"/>4,527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30650" calcext:value-type="float">
            <text:p><text:s text:c="3"/>130,650</text:p>
          </table:table-cell>
          <table:table-cell table:style-name="ce54" office:value-type="float" office:value="129012" calcext:value-type="float">
            <text:p><text:s text:c="3"/>129,012</text:p>
          </table:table-cell>
          <table:table-cell table:style-name="ce54" office:value-type="float" office:value="12648" calcext:value-type="float">
            <text:p><text:s text:c="3"/>12,648</text:p>
          </table:table-cell>
          <table:table-cell table:style-name="ce54" office:value-type="float" office:value="11671" calcext:value-type="float">
            <text:p><text:s text:c="3"/>11,671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59901" calcext:value-type="float">
            <text:p><text:s text:c="3"/>59,901</text:p>
          </table:table-cell>
          <table:table-cell table:style-name="ce54" office:value-type="float" office:value="59593" calcext:value-type="float">
            <text:p><text:s text:c="3"/>59,593</text:p>
          </table:table-cell>
          <table:table-cell table:style-name="ce54" office:value-type="float" office:value="6611" calcext:value-type="float">
            <text:p><text:s text:c="3"/>6,611</text:p>
          </table:table-cell>
          <table:table-cell table:style-name="ce54" office:value-type="float" office:value="7157" calcext:value-type="float">
            <text:p><text:s text:c="3"/>7,157</text:p>
          </table:table-cell>
          <table:table-cell table:style-name="ce54" office:value-type="float" office:value="207" calcext:value-type="float">
            <text:p><text:s text:c="3"/>207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9200" calcext:value-type="float">
            <text:p><text:s text:c="3"/>9,200</text:p>
          </table:table-cell>
          <table:table-cell table:style-name="ce54" office:value-type="float" office:value="4879" calcext:value-type="float">
            <text:p><text:s text:c="3"/>4,879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70749" calcext:value-type="float">
            <text:p><text:s text:c="3"/>70,749</text:p>
          </table:table-cell>
          <table:table-cell table:style-name="ce66" office:value-type="float" office:value="69419" calcext:value-type="float">
            <text:p><text:s text:c="3"/>69,419</text:p>
          </table:table-cell>
          <table:table-cell table:style-name="ce66" office:value-type="float" office:value="6037" calcext:value-type="float">
            <text:p><text:s text:c="3"/>6,037</text:p>
          </table:table-cell>
          <table:table-cell table:style-name="ce66" office:value-type="float" office:value="4514" calcext:value-type="float">
            <text:p><text:s text:c="3"/>4,514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07673" calcext:value-type="float">
            <text:p><text:s text:c="3"/>107,673</text:p>
          </table:table-cell>
          <table:table-cell table:style-name="ce54" office:value-type="float" office:value="104243" calcext:value-type="float">
            <text:p><text:s text:c="3"/>104,243</text:p>
          </table:table-cell>
          <table:table-cell table:style-name="ce54" office:value-type="float" office:value="10428" calcext:value-type="float">
            <text:p><text:s text:c="3"/>10,428</text:p>
          </table:table-cell>
          <table:table-cell table:style-name="ce54" office:value-type="float" office:value="9702" calcext:value-type="float">
            <text:p><text:s text:c="3"/>9,702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54" office:value-type="float" office:value="211" calcext:value-type="float">
            <text:p><text:s text:c="3"/>211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9479" calcext:value-type="float">
            <text:p><text:s text:c="3"/>49,479</text:p>
          </table:table-cell>
          <table:table-cell table:style-name="ce54" office:value-type="float" office:value="48125" calcext:value-type="float">
            <text:p><text:s text:c="3"/>48,125</text:p>
          </table:table-cell>
          <table:table-cell table:style-name="ce54" office:value-type="float" office:value="5487" calcext:value-type="float">
            <text:p><text:s text:c="3"/>5,487</text:p>
          </table:table-cell>
          <table:table-cell table:style-name="ce54" office:value-type="float" office:value="5999" calcext:value-type="float">
            <text:p><text:s text:c="3"/>5,999</text:p>
          </table:table-cell>
          <table:table-cell table:style-name="ce54" office:value-type="float" office:value="164" calcext:value-type="float">
            <text:p><text:s text:c="3"/>164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7450" calcext:value-type="float">
            <text:p><text:s text:c="3"/>7,450</text:p>
          </table:table-cell>
          <table:table-cell table:style-name="ce54" office:value-type="float" office:value="4003" calcext:value-type="float">
            <text:p><text:s text:c="3"/>4,003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8194" calcext:value-type="float">
            <text:p><text:s text:c="3"/>58,194</text:p>
          </table:table-cell>
          <table:table-cell table:style-name="ce55" office:value-type="float" office:value="56118" calcext:value-type="float">
            <text:p><text:s text:c="3"/>56,118</text:p>
          </table:table-cell>
          <table:table-cell table:style-name="ce55" office:value-type="float" office:value="4941" calcext:value-type="float">
            <text:p><text:s text:c="3"/>4,941</text:p>
          </table:table-cell>
          <table:table-cell table:style-name="ce55" office:value-type="float" office:value="3703" calcext:value-type="float">
            <text:p><text:s text:c="3"/>3,703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760" calcext:value-type="float">
            <text:p><text:s text:c="3"/>21,760</text:p>
          </table:table-cell>
          <table:table-cell table:style-name="ce56" office:value-type="float" office:value="27155" calcext:value-type="float">
            <text:p><text:s text:c="3"/>27,155</text:p>
          </table:table-cell>
          <table:table-cell table:style-name="ce56" office:value-type="float" office:value="2173" calcext:value-type="float">
            <text:p><text:s text:c="3"/>2,173</text:p>
          </table:table-cell>
          <table:table-cell table:style-name="ce108" office:value-type="float" office:value="1542" calcext:value-type="float">
            <text:p><text:s text:c="3"/>1,542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77" calcext:value-type="float">
            <text:p><text:s text:c="3"/>9,977</text:p>
          </table:table-cell>
          <table:table-cell table:style-name="ce46" office:value-type="float" office:value="12481" calcext:value-type="float">
            <text:p><text:s text:c="3"/>12,481</text:p>
          </table:table-cell>
          <table:table-cell table:style-name="ce56" office:value-type="float" office:value="1135" calcext:value-type="float">
            <text:p><text:s text:c="3"/>1,135</text:p>
          </table:table-cell>
          <table:table-cell table:style-name="ce109" office:value-type="float" office:value="971" calcext:value-type="float">
            <text:p><text:s text:c="3"/>971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748" calcext:value-type="float">
            <text:p><text:s text:c="3"/>1,748</text:p>
          </table:table-cell>
          <table:table-cell table:style-name="ce56" office:value-type="float" office:value="916" calcext:value-type="float">
            <text:p><text:s text:c="3"/>91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783" calcext:value-type="float">
            <text:p><text:s text:c="3"/>11,783</text:p>
          </table:table-cell>
          <table:table-cell table:style-name="ce105" office:value-type="float" office:value="14674" calcext:value-type="float">
            <text:p><text:s text:c="3"/>14,674</text:p>
          </table:table-cell>
          <table:table-cell table:style-name="ce107" office:value-type="float" office:value="1038" calcext:value-type="float">
            <text:p><text:s text:c="3"/>1,038</text:p>
          </table:table-cell>
          <table:table-cell table:style-name="ce107" office:value-type="float" office:value="571" calcext:value-type="float">
            <text:p><text:s text:c="3"/>571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99" calcext:value-type="float">
            <text:p><text:s text:c="3"/>1,799</text:p>
          </table:table-cell>
          <table:table-cell table:style-name="ce56" office:value-type="float" office:value="2607" calcext:value-type="float">
            <text:p><text:s text:c="3"/>2,607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108" office:value-type="float" office:value="270" calcext:value-type="float">
            <text:p><text:s text:c="3"/>27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94" calcext:value-type="float">
            <text:p><text:s text:c="3"/>794</text:p>
          </table:table-cell>
          <table:table-cell table:style-name="ce46" office:value-type="float" office:value="1180" calcext:value-type="float">
            <text:p><text:s text:c="3"/>1,180</text:p>
          </table:table-cell>
          <table:table-cell table:style-name="ce56" office:value-type="float" office:value="138" calcext:value-type="float">
            <text:p><text:s text:c="3"/>138</text:p>
          </table:table-cell>
          <table:table-cell table:style-name="ce109" office:value-type="float" office:value="158" calcext:value-type="float">
            <text:p><text:s text:c="3"/>15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76" calcext:value-type="float">
            <text:p><text:s text:c="3"/>176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05" calcext:value-type="float">
            <text:p><text:s text:c="3"/>1,005</text:p>
          </table:table-cell>
          <table:table-cell table:style-name="ce105" office:value-type="float" office:value="1427" calcext:value-type="float">
            <text:p><text:s text:c="3"/>1,427</text:p>
          </table:table-cell>
          <table:table-cell table:style-name="ce107" office:value-type="float" office:value="135" calcext:value-type="float">
            <text:p><text:s text:c="3"/>135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5522" calcext:value-type="float">
            <text:p><text:s text:c="3"/>35,522</text:p>
          </table:table-cell>
          <table:table-cell table:style-name="ce56" office:value-type="float" office:value="9825" calcext:value-type="float">
            <text:p><text:s text:c="3"/>9,825</text:p>
          </table:table-cell>
          <table:table-cell table:style-name="ce56" office:value-type="float" office:value="1239" calcext:value-type="float">
            <text:p><text:s text:c="3"/>1,239</text:p>
          </table:table-cell>
          <table:table-cell table:style-name="ce108" office:value-type="float" office:value="806" calcext:value-type="float">
            <text:p><text:s text:c="3"/>806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6746" calcext:value-type="float">
            <text:p><text:s text:c="3"/>16,746</text:p>
          </table:table-cell>
          <table:table-cell table:style-name="ce46" office:value-type="float" office:value="4494" calcext:value-type="float">
            <text:p><text:s text:c="3"/>4,494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109" office:value-type="float" office:value="532" calcext:value-type="float">
            <text:p><text:s text:c="3"/>532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889" calcext:value-type="float">
            <text:p><text:s text:c="3"/>889</text:p>
          </table:table-cell>
          <table:table-cell table:style-name="ce56" office:value-type="float" office:value="533" calcext:value-type="float">
            <text:p><text:s text:c="3"/>53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776" calcext:value-type="float">
            <text:p><text:s text:c="3"/>18,776</text:p>
          </table:table-cell>
          <table:table-cell table:style-name="ce105" office:value-type="float" office:value="5331" calcext:value-type="float">
            <text:p><text:s text:c="3"/>5,331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96" calcext:value-type="float">
            <text:p><text:s text:c="3"/>2,196</text:p>
          </table:table-cell>
          <table:table-cell table:style-name="ce56" office:value-type="float" office:value="4416" calcext:value-type="float">
            <text:p><text:s text:c="3"/>4,416</text:p>
          </table:table-cell>
          <table:table-cell table:style-name="ce56" office:value-type="float" office:value="456" calcext:value-type="float">
            <text:p><text:s text:c="3"/>456</text:p>
          </table:table-cell>
          <table:table-cell table:style-name="ce108" office:value-type="float" office:value="289" calcext:value-type="float">
            <text:p><text:s text:c="3"/>289</text:p>
          </table:table-cell>
          <table:table-cell table:number-columns-repeated="2" table:style-name="ce108" office:value-type="float" office:value="10" calcext:value-type="float">
            <text:p><text:s text:c="3"/>1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45" calcext:value-type="float">
            <text:p><text:s text:c="3"/>1,045</text:p>
          </table:table-cell>
          <table:table-cell table:style-name="ce46" office:value-type="float" office:value="2079" calcext:value-type="float">
            <text:p><text:s text:c="3"/>2,079</text:p>
          </table:table-cell>
          <table:table-cell table:style-name="ce56" office:value-type="float" office:value="230" calcext:value-type="float">
            <text:p><text:s text:c="3"/>230</text:p>
          </table:table-cell>
          <table:table-cell table:style-name="ce109" office:value-type="float" office:value="191" calcext:value-type="float">
            <text:p><text:s text:c="3"/>19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96" calcext:value-type="float">
            <text:p><text:s text:c="3"/>196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51" calcext:value-type="float">
            <text:p><text:s text:c="3"/>1,151</text:p>
          </table:table-cell>
          <table:table-cell table:style-name="ce105" office:value-type="float" office:value="2337" calcext:value-type="float">
            <text:p><text:s text:c="3"/>2,337</text:p>
          </table:table-cell>
          <table:table-cell table:style-name="ce107" office:value-type="float" office:value="226" calcext:value-type="float">
            <text:p><text:s text:c="3"/>226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23" calcext:value-type="float">
            <text:p><text:s text:c="3"/>1,723</text:p>
          </table:table-cell>
          <table:table-cell table:style-name="ce56" office:value-type="float" office:value="3126" calcext:value-type="float">
            <text:p><text:s text:c="3"/>3,126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108" office:value-type="float" office:value="299" calcext:value-type="float">
            <text:p><text:s text:c="3"/>299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31" calcext:value-type="float">
            <text:p><text:s text:c="3"/>731</text:p>
          </table:table-cell>
          <table:table-cell table:style-name="ce46" office:value-type="float" office:value="1504" calcext:value-type="float">
            <text:p><text:s text:c="3"/>1,504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109" office:value-type="float" office:value="179" calcext:value-type="float">
            <text:p><text:s text:c="3"/>17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223" calcext:value-type="float">
            <text:p><text:s text:c="3"/>223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92" calcext:value-type="float">
            <text:p><text:s text:c="3"/>992</text:p>
          </table:table-cell>
          <table:table-cell table:style-name="ce105" office:value-type="float" office:value="1622" calcext:value-type="float">
            <text:p><text:s text:c="3"/>1,622</text:p>
          </table:table-cell>
          <table:table-cell table:style-name="ce107" office:value-type="float" office:value="159" calcext:value-type="float">
            <text:p><text:s text:c="3"/>159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843" calcext:value-type="float">
            <text:p><text:s text:c="3"/>5,843</text:p>
          </table:table-cell>
          <table:table-cell table:style-name="ce56" office:value-type="float" office:value="6682" calcext:value-type="float">
            <text:p><text:s text:c="3"/>6,682</text:p>
          </table:table-cell>
          <table:table-cell table:style-name="ce56" office:value-type="float" office:value="858" calcext:value-type="float">
            <text:p><text:s text:c="3"/>858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589" calcext:value-type="float">
            <text:p><text:s text:c="3"/>2,589</text:p>
          </table:table-cell>
          <table:table-cell table:style-name="ce46" office:value-type="float" office:value="3004" calcext:value-type="float">
            <text:p><text:s text:c="3"/>3,004</text:p>
          </table:table-cell>
          <table:table-cell table:style-name="ce56" office:value-type="float" office:value="450" calcext:value-type="float">
            <text:p><text:s text:c="3"/>450</text:p>
          </table:table-cell>
          <table:table-cell table:style-name="ce109" office:value-type="float" office:value="445" calcext:value-type="float">
            <text:p><text:s text:c="3"/>445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42" calcext:value-type="float">
            <text:p><text:s text:c="3"/>642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254" calcext:value-type="float">
            <text:p><text:s text:c="3"/>3,254</text:p>
          </table:table-cell>
          <table:table-cell table:style-name="ce105" office:value-type="float" office:value="3678" calcext:value-type="float">
            <text:p><text:s text:c="3"/>3,678</text:p>
          </table:table-cell>
          <table:table-cell table:style-name="ce107" office:value-type="float" office:value="408" calcext:value-type="float">
            <text:p><text:s text:c="3"/>408</text:p>
          </table:table-cell>
          <table:table-cell table:style-name="ce107" office:value-type="float" office:value="259" calcext:value-type="float">
            <text:p><text:s text:c="3"/>25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40" calcext:value-type="float">
            <text:p><text:s text:c="3"/>3,340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826" calcext:value-type="float">
            <text:p><text:s text:c="3"/>826</text:p>
          </table:table-cell>
          <table:table-cell table:style-name="ce108" office:value-type="float" office:value="715" calcext:value-type="float">
            <text:p><text:s text:c="3"/>715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61" calcext:value-type="float">
            <text:p><text:s text:c="3"/>1,461</text:p>
          </table:table-cell>
          <table:table-cell table:style-name="ce46" office:value-type="float" office:value="2292" calcext:value-type="float">
            <text:p><text:s text:c="3"/>2,292</text:p>
          </table:table-cell>
          <table:table-cell table:style-name="ce56" office:value-type="float" office:value="430" calcext:value-type="float">
            <text:p><text:s text:c="3"/>430</text:p>
          </table:table-cell>
          <table:table-cell table:style-name="ce109" office:value-type="float" office:value="409" calcext:value-type="float">
            <text:p><text:s text:c="3"/>409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82" calcext:value-type="float">
            <text:p><text:s text:c="3"/>482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79" calcext:value-type="float">
            <text:p><text:s text:c="3"/>1,879</text:p>
          </table:table-cell>
          <table:table-cell table:style-name="ce105" office:value-type="float" office:value="2631" calcext:value-type="float">
            <text:p><text:s text:c="3"/>2,631</text:p>
          </table:table-cell>
          <table:table-cell table:style-name="ce107" office:value-type="float" office:value="396" calcext:value-type="float">
            <text:p><text:s text:c="3"/>396</text:p>
          </table:table-cell>
          <table:table-cell table:style-name="ce107" office:value-type="float" office:value="306" calcext:value-type="float">
            <text:p><text:s text:c="3"/>306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80" calcext:value-type="float">
            <text:p><text:s text:c="3"/>1,680</text:p>
          </table:table-cell>
          <table:table-cell table:style-name="ce56" office:value-type="float" office:value="2655" calcext:value-type="float">
            <text:p><text:s text:c="3"/>2,655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108" office:value-type="float" office:value="320" calcext:value-type="float">
            <text:p><text:s text:c="3"/>32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36" calcext:value-type="float">
            <text:p><text:s text:c="3"/>736</text:p>
          </table:table-cell>
          <table:table-cell table:style-name="ce46" office:value-type="float" office:value="1256" calcext:value-type="float">
            <text:p><text:s text:c="3"/>1,256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109" office:value-type="float" office:value="203" calcext:value-type="float">
            <text:p><text:s text:c="3"/>20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44" calcext:value-type="float">
            <text:p><text:s text:c="3"/>944</text:p>
          </table:table-cell>
          <table:table-cell table:style-name="ce105" office:value-type="float" office:value="1399" calcext:value-type="float">
            <text:p><text:s text:c="3"/>1,399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13" calcext:value-type="float">
            <text:p><text:s text:c="3"/>2,413</text:p>
          </table:table-cell>
          <table:table-cell table:style-name="ce56" office:value-type="float" office:value="4108" calcext:value-type="float">
            <text:p><text:s text:c="3"/>4,108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108" office:value-type="float" office:value="490" calcext:value-type="float">
            <text:p><text:s text:c="3"/>490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29" calcext:value-type="float">
            <text:p><text:s text:c="3"/>1,029</text:p>
          </table:table-cell>
          <table:table-cell table:style-name="ce46" office:value-type="float" office:value="1915" calcext:value-type="float">
            <text:p><text:s text:c="3"/>1,915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9" office:value-type="float" office:value="304" calcext:value-type="float">
            <text:p><text:s text:c="3"/>30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53" calcext:value-type="float">
            <text:p><text:s text:c="3"/>253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84" calcext:value-type="float">
            <text:p><text:s text:c="3"/>1,384</text:p>
          </table:table-cell>
          <table:table-cell table:style-name="ce105" office:value-type="float" office:value="2193" calcext:value-type="float">
            <text:p><text:s text:c="3"/>2,193</text:p>
          </table:table-cell>
          <table:table-cell table:style-name="ce107" office:value-type="float" office:value="183" calcext:value-type="float">
            <text:p><text:s text:c="3"/>183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80" calcext:value-type="float">
            <text:p><text:s text:c="3"/>1,680</text:p>
          </table:table-cell>
          <table:table-cell table:style-name="ce56" office:value-type="float" office:value="2645" calcext:value-type="float">
            <text:p><text:s text:c="3"/>2,645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08" office:value-type="float" office:value="381" calcext:value-type="float">
            <text:p><text:s text:c="3"/>38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94" calcext:value-type="float">
            <text:p><text:s text:c="3"/>794</text:p>
          </table:table-cell>
          <table:table-cell table:style-name="ce46" office:value-type="float" office:value="1240" calcext:value-type="float">
            <text:p><text:s text:c="3"/>1,240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109" office:value-type="float" office:value="235" calcext:value-type="float">
            <text:p><text:s text:c="3"/>23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70" calcext:value-type="float">
            <text:p><text:s text:c="3"/>170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86" calcext:value-type="float">
            <text:p><text:s text:c="3"/>886</text:p>
          </table:table-cell>
          <table:table-cell table:style-name="ce105" office:value-type="float" office:value="1405" calcext:value-type="float">
            <text:p><text:s text:c="3"/>1,405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19" calcext:value-type="float">
            <text:p><text:s text:c="3"/>3,619</text:p>
          </table:table-cell>
          <table:table-cell table:style-name="ce56" office:value-type="float" office:value="4234" calcext:value-type="float">
            <text:p><text:s text:c="3"/>4,234</text:p>
          </table:table-cell>
          <table:table-cell table:style-name="ce56" office:value-type="float" office:value="479" calcext:value-type="float">
            <text:p><text:s text:c="3"/>479</text:p>
          </table:table-cell>
          <table:table-cell table:style-name="ce108" office:value-type="float" office:value="694" calcext:value-type="float">
            <text:p><text:s text:c="3"/>694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642" calcext:value-type="float">
            <text:p><text:s text:c="3"/>1,642</text:p>
          </table:table-cell>
          <table:table-cell table:style-name="ce46" office:value-type="float" office:value="1939" calcext:value-type="float">
            <text:p><text:s text:c="3"/>1,939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109" office:value-type="float" office:value="400" calcext:value-type="float">
            <text:p><text:s text:c="3"/>400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39" calcext:value-type="float">
            <text:p><text:s text:c="3"/>339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977" calcext:value-type="float">
            <text:p><text:s text:c="3"/>1,977</text:p>
          </table:table-cell>
          <table:table-cell table:style-name="ce105" office:value-type="float" office:value="2295" calcext:value-type="float">
            <text:p><text:s text:c="3"/>2,295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07" office:value-type="float" office:value="294" calcext:value-type="float">
            <text:p><text:s text:c="3"/>29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734" calcext:value-type="float">
            <text:p><text:s text:c="3"/>4,734</text:p>
          </table:table-cell>
          <table:table-cell table:style-name="ce56" office:value-type="float" office:value="5289" calcext:value-type="float">
            <text:p><text:s text:c="3"/>5,289</text:p>
          </table:table-cell>
          <table:table-cell table:style-name="ce56" office:value-type="float" office:value="556" calcext:value-type="float">
            <text:p><text:s text:c="3"/>556</text:p>
          </table:table-cell>
          <table:table-cell table:style-name="ce108" office:value-type="float" office:value="725" calcext:value-type="float">
            <text:p><text:s text:c="3"/>72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175" calcext:value-type="float">
            <text:p><text:s text:c="3"/>2,175</text:p>
          </table:table-cell>
          <table:table-cell table:style-name="ce46" office:value-type="float" office:value="2458" calcext:value-type="float">
            <text:p><text:s text:c="3"/>2,458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style-name="ce109" office:value-type="float" office:value="469" calcext:value-type="float">
            <text:p><text:s text:c="3"/>46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36" calcext:value-type="float">
            <text:p><text:s text:c="3"/>436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559" calcext:value-type="float">
            <text:p><text:s text:c="3"/>2,559</text:p>
          </table:table-cell>
          <table:table-cell table:style-name="ce105" office:value-type="float" office:value="2831" calcext:value-type="float">
            <text:p><text:s text:c="3"/>2,831</text:p>
          </table:table-cell>
          <table:table-cell table:style-name="ce107" office:value-type="float" office:value="259" calcext:value-type="float">
            <text:p><text:s text:c="3"/>259</text:p>
          </table:table-cell>
          <table:table-cell table:style-name="ce107" office:value-type="float" office:value="256" calcext:value-type="float">
            <text:p><text:s text:c="3"/>25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91" calcext:value-type="float">
            <text:p><text:s text:c="3"/>2,791</text:p>
          </table:table-cell>
          <table:table-cell table:style-name="ce56" office:value-type="float" office:value="4300" calcext:value-type="float">
            <text:p><text:s text:c="3"/>4,300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108" office:value-type="float" office:value="591" calcext:value-type="float">
            <text:p><text:s text:c="3"/>591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252" calcext:value-type="float">
            <text:p><text:s text:c="3"/>1,252</text:p>
          </table:table-cell>
          <table:table-cell table:style-name="ce46" office:value-type="float" office:value="1995" calcext:value-type="float">
            <text:p><text:s text:c="3"/>1,995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109" office:value-type="float" office:value="359" calcext:value-type="float">
            <text:p><text:s text:c="3"/>35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99" calcext:value-type="float">
            <text:p><text:s text:c="3"/>299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539" calcext:value-type="float">
            <text:p><text:s text:c="3"/>1,539</text:p>
          </table:table-cell>
          <table:table-cell table:style-name="ce105" office:value-type="float" office:value="2305" calcext:value-type="float">
            <text:p><text:s text:c="3"/>2,305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107" office:value-type="float" office:value="232" calcext:value-type="float">
            <text:p><text:s text:c="3"/>232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08" calcext:value-type="float">
            <text:p><text:s text:c="3"/>808</text:p>
          </table:table-cell>
          <table:table-cell table:style-name="ce56" office:value-type="float" office:value="1241" calcext:value-type="float">
            <text:p><text:s text:c="3"/>1,241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108" office:value-type="float" office:value="185" calcext:value-type="float">
            <text:p><text:s text:c="3"/>18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75" calcext:value-type="float">
            <text:p><text:s text:c="3"/>375</text:p>
          </table:table-cell>
          <table:table-cell table:style-name="ce46" office:value-type="float" office:value="598" calcext:value-type="float">
            <text:p><text:s text:c="3"/>598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number-columns-repeated="3" table:style-name="ce109" office:value-type="float" office:value="2" calcext:value-type="float">
            <text:p><text:s text:c="3"/>2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433" calcext:value-type="float">
            <text:p><text:s text:c="3"/>433</text:p>
          </table:table-cell>
          <table:table-cell table:style-name="ce105" office:value-type="float" office:value="643" calcext:value-type="float">
            <text:p><text:s text:c="3"/>643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63" calcext:value-type="float">
            <text:p><text:s text:c="3"/>1,563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108" office:value-type="float" office:value="260" calcext:value-type="float">
            <text:p><text:s text:c="3"/>260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1051" calcext:value-type="float">
            <text:p><text:s text:c="3"/>1,051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109" office:value-type="float" office:value="162" calcext:value-type="float">
            <text:p><text:s text:c="3"/>162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48" calcext:value-type="float">
            <text:p><text:s text:c="3"/>148</text:p>
          </table:table-cell>
          <table:table-cell table:style-name="ce56" office:value-type="float" office:value="71" calcext:value-type="float">
            <text:p><text:s text:c="3"/>7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23" calcext:value-type="float">
            <text:p><text:s text:c="3"/>823</text:p>
          </table:table-cell>
          <table:table-cell table:style-name="ce105" office:value-type="float" office:value="1168" calcext:value-type="float">
            <text:p><text:s text:c="3"/>1,168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4" calcext:value-type="float">
            <text:p><text:s text:c="3"/>394</text:p>
          </table:table-cell>
          <table:table-cell table:style-name="ce56" office:value-type="float" office:value="446" calcext:value-type="float">
            <text:p><text:s text:c="3"/>446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108" office:value-type="float" office:value="69" calcext:value-type="float">
            <text:p><text:s text:c="3"/>6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03" calcext:value-type="float">
            <text:p><text:s text:c="3"/>203</text:p>
          </table:table-cell>
          <table:table-cell table:style-name="ce46" office:value-type="float" office:value="222" calcext:value-type="float">
            <text:p><text:s text:c="3"/>22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91" calcext:value-type="float">
            <text:p><text:s text:c="3"/>191</text:p>
          </table:table-cell>
          <table:table-cell table:style-name="ce105" office:value-type="float" office:value="224" calcext:value-type="float">
            <text:p><text:s text:c="3"/>224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68" calcext:value-type="float">
            <text:p><text:s text:c="3"/>2,068</text:p>
          </table:table-cell>
          <table:table-cell table:style-name="ce56" office:value-type="float" office:value="2911" calcext:value-type="float">
            <text:p><text:s text:c="3"/>2,911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108" office:value-type="float" office:value="227" calcext:value-type="float">
            <text:p><text:s text:c="3"/>22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69" calcext:value-type="float">
            <text:p><text:s text:c="3"/>969</text:p>
          </table:table-cell>
          <table:table-cell table:style-name="ce46" office:value-type="float" office:value="1385" calcext:value-type="float">
            <text:p><text:s text:c="3"/>1,385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9" office:value-type="float" office:value="147" calcext:value-type="float">
            <text:p><text:s text:c="3"/>14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44" calcext:value-type="float">
            <text:p><text:s text:c="3"/>144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99" calcext:value-type="float">
            <text:p><text:s text:c="3"/>1,099</text:p>
          </table:table-cell>
          <table:table-cell table:style-name="ce105" office:value-type="float" office:value="1526" calcext:value-type="float">
            <text:p><text:s text:c="3"/>1,526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3"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27" calcext:value-type="float">
            <text:p><text:s text:c="3"/>2,027</text:p>
          </table:table-cell>
          <table:table-cell table:style-name="ce56" office:value-type="float" office:value="2711" calcext:value-type="float">
            <text:p><text:s text:c="3"/>2,711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2" calcext:value-type="float">
            <text:p><text:s text:c="3"/>992</text:p>
          </table:table-cell>
          <table:table-cell table:style-name="ce46" office:value-type="float" office:value="1257" calcext:value-type="float">
            <text:p><text:s text:c="3"/>1,257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109" office:value-type="float" office:value="102" calcext:value-type="float">
            <text:p><text:s text:c="3"/>102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04" calcext:value-type="float">
            <text:p><text:s text:c="3"/>20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035" calcext:value-type="float">
            <text:p><text:s text:c="3"/>1,035</text:p>
          </table:table-cell>
          <table:table-cell table:style-name="ce105" office:value-type="float" office:value="1454" calcext:value-type="float">
            <text:p><text:s text:c="3"/>1,454</text:p>
          </table:table-cell>
          <table:table-cell table:style-name="ce107" office:value-type="float" office:value="159" calcext:value-type="float">
            <text:p><text:s text:c="3"/>159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095" calcext:value-type="float">
            <text:p><text:s text:c="3"/>7,095</text:p>
          </table:table-cell>
          <table:table-cell table:style-name="ce56" office:value-type="float" office:value="7184" calcext:value-type="float">
            <text:p><text:s text:c="3"/>7,184</text:p>
          </table:table-cell>
          <table:table-cell table:style-name="ce56" office:value-type="float" office:value="572" calcext:value-type="float">
            <text:p><text:s text:c="3"/>572</text:p>
          </table:table-cell>
          <table:table-cell table:style-name="ce108" office:value-type="float" office:value="456" calcext:value-type="float">
            <text:p><text:s text:c="3"/>456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159" calcext:value-type="float">
            <text:p><text:s text:c="3"/>3,159</text:p>
          </table:table-cell>
          <table:table-cell table:style-name="ce46" office:value-type="float" office:value="3296" calcext:value-type="float">
            <text:p><text:s text:c="3"/>3,296</text:p>
          </table:table-cell>
          <table:table-cell table:style-name="ce56" office:value-type="float" office:value="302" calcext:value-type="float">
            <text:p><text:s text:c="3"/>302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35" calcext:value-type="float">
            <text:p><text:s text:c="3"/>435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936" calcext:value-type="float">
            <text:p><text:s text:c="3"/>3,936</text:p>
          </table:table-cell>
          <table:table-cell table:style-name="ce105" office:value-type="float" office:value="3888" calcext:value-type="float">
            <text:p><text:s text:c="3"/>3,888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13" calcext:value-type="float">
            <text:p><text:s text:c="3"/>1,213</text:p>
          </table:table-cell>
          <table:table-cell table:style-name="ce56" office:value-type="float" office:value="1754" calcext:value-type="float">
            <text:p><text:s text:c="3"/>1,754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108" office:value-type="float" office:value="155" calcext:value-type="float">
            <text:p><text:s text:c="3"/>15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8" calcext:value-type="float">
            <text:p><text:s text:c="3"/>528</text:p>
          </table:table-cell>
          <table:table-cell table:style-name="ce46" office:value-type="float" office:value="788" calcext:value-type="float">
            <text:p><text:s text:c="3"/>788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85" calcext:value-type="float">
            <text:p><text:s text:c="3"/>685</text:p>
          </table:table-cell>
          <table:table-cell table:style-name="ce105" office:value-type="float" office:value="966" calcext:value-type="float">
            <text:p><text:s text:c="3"/>966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405" calcext:value-type="float">
            <text:p><text:s text:c="3"/>3,405</text:p>
          </table:table-cell>
          <table:table-cell table:style-name="ce56" office:value-type="float" office:value="3812" calcext:value-type="float">
            <text:p><text:s text:c="3"/>3,812</text:p>
          </table:table-cell>
          <table:table-cell table:style-name="ce56" office:value-type="float" office:value="370" calcext:value-type="float">
            <text:p><text:s text:c="3"/>370</text:p>
          </table:table-cell>
          <table:table-cell table:style-name="ce108" office:value-type="float" office:value="356" calcext:value-type="float">
            <text:p><text:s text:c="3"/>35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542" calcext:value-type="float">
            <text:p><text:s text:c="3"/>1,542</text:p>
          </table:table-cell>
          <table:table-cell table:style-name="ce46" office:value-type="float" office:value="1691" calcext:value-type="float">
            <text:p><text:s text:c="3"/>1,691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109" office:value-type="float" office:value="226" calcext:value-type="float">
            <text:p><text:s text:c="3"/>22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64" calcext:value-type="float">
            <text:p><text:s text:c="3"/>26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63" calcext:value-type="float">
            <text:p><text:s text:c="3"/>1,863</text:p>
          </table:table-cell>
          <table:table-cell table:style-name="ce105" office:value-type="float" office:value="2121" calcext:value-type="float">
            <text:p><text:s text:c="3"/>2,121</text:p>
          </table:table-cell>
          <table:table-cell table:style-name="ce107" office:value-type="float" office:value="179" calcext:value-type="float">
            <text:p><text:s text:c="3"/>179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5421" calcext:value-type="float">
            <text:p><text:s text:c="3"/>15,421</text:p>
          </table:table-cell>
          <table:table-cell table:style-name="ce54" office:value-type="float" office:value="16847" calcext:value-type="float">
            <text:p><text:s text:c="3"/>16,847</text:p>
          </table:table-cell>
          <table:table-cell table:style-name="ce54" office:value-type="float" office:value="1409" calcext:value-type="float">
            <text:p><text:s text:c="3"/>1,409</text:p>
          </table:table-cell>
          <table:table-cell table:style-name="ce36" office:value-type="float" office:value="1265" calcext:value-type="float">
            <text:p><text:s text:c="3"/>1,26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981" calcext:value-type="float">
            <text:p><text:s text:c="3"/>6,981</text:p>
          </table:table-cell>
          <table:table-cell table:style-name="ce39" office:value-type="float" office:value="7791" calcext:value-type="float">
            <text:p><text:s text:c="3"/>7,791</text:p>
          </table:table-cell>
          <table:table-cell table:style-name="ce54" office:value-type="float" office:value="707" calcext:value-type="float">
            <text:p><text:s text:c="3"/>707</text:p>
          </table:table-cell>
          <table:table-cell table:style-name="ce62" office:value-type="float" office:value="743" calcext:value-type="float">
            <text:p><text:s text:c="3"/>743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1174" calcext:value-type="float">
            <text:p><text:s text:c="3"/>1,174</text:p>
          </table:table-cell>
          <table:table-cell table:style-name="ce54" office:value-type="float" office:value="499" calcext:value-type="float">
            <text:p><text:s text:c="3"/>49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440" calcext:value-type="float">
            <text:p><text:s text:c="3"/>8,440</text:p>
          </table:table-cell>
          <table:table-cell table:style-name="ce40" office:value-type="float" office:value="9056" calcext:value-type="float">
            <text:p><text:s text:c="3"/>9,056</text:p>
          </table:table-cell>
          <table:table-cell table:style-name="ce55" office:value-type="float" office:value="702" calcext:value-type="float">
            <text:p><text:s text:c="3"/>702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8" calcext:value-type="float">
            <text:p><text:s text:c="3"/>8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556" calcext:value-type="float">
            <text:p><text:s text:c="3"/>7,556</text:p>
          </table:table-cell>
          <table:table-cell table:style-name="ce54" office:value-type="float" office:value="7922" calcext:value-type="float">
            <text:p><text:s text:c="3"/>7,922</text:p>
          </table:table-cell>
          <table:table-cell table:style-name="ce54" office:value-type="float" office:value="811" calcext:value-type="float">
            <text:p><text:s text:c="3"/>811</text:p>
          </table:table-cell>
          <table:table-cell table:style-name="ce36" office:value-type="float" office:value="704" calcext:value-type="float">
            <text:p><text:s text:c="3"/>70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441" calcext:value-type="float">
            <text:p><text:s text:c="3"/>3,441</text:p>
          </table:table-cell>
          <table:table-cell table:style-name="ce39" office:value-type="float" office:value="3677" calcext:value-type="float">
            <text:p><text:s text:c="3"/>3,677</text:p>
          </table:table-cell>
          <table:table-cell table:style-name="ce54" office:value-type="float" office:value="417" calcext:value-type="float">
            <text:p><text:s text:c="3"/>417</text:p>
          </table:table-cell>
          <table:table-cell table:style-name="ce62" office:value-type="float" office:value="415" calcext:value-type="float">
            <text:p><text:s text:c="3"/>415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576" calcext:value-type="float">
            <text:p><text:s text:c="3"/>57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115" calcext:value-type="float">
            <text:p><text:s text:c="3"/>4,115</text:p>
          </table:table-cell>
          <table:table-cell table:style-name="ce40" office:value-type="float" office:value="4245" calcext:value-type="float">
            <text:p><text:s text:c="3"/>4,245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289" calcext:value-type="float">
            <text:p><text:s text:c="3"/>289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5" calcext:value-type="float">
            <text:p><text:s text:c="3"/>5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54" office:value-type="float" office:value="586" calcext:value-type="float">
            <text:p><text:s text:c="3"/>586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18" calcext:value-type="float">
            <text:p><text:s text:c="3"/>318</text:p>
          </table:table-cell>
          <table:table-cell table:style-name="ce54" office:value-type="float" office:value="333" calcext:value-type="float">
            <text:p><text:s text:c="3"/>333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62" office:value-type="float" office:value="30" calcext:value-type="float">
            <text:p><text:s text:c="3"/>30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60" calcext:value-type="float">
            <text:p><text:s text:c="3"/>560</text:p>
          </table:table-cell>
          <table:table-cell table:style-name="ce56" office:value-type="float" office:value="482" calcext:value-type="float">
            <text:p><text:s text:c="3"/>482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269" calcext:value-type="float">
            <text:p><text:s text:c="3"/>269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274" calcext:value-type="float">
            <text:p><text:s text:c="3"/>274</text:p>
          </table:table-cell>
          <table:table-cell table:style-name="ce106" office:value-type="float" office:value="213" calcext:value-type="float">
            <text:p><text:s text:c="3"/>213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2" calcext:value-type="float">
            <text:p><text:s text:c="3"/>32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40" calcext:value-type="float">
            <text:p><text:s text:c="3"/>40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52:39</meta:creation-date>
    <dc:creator>user</dc:creator>
    <dc:date>2010-07-06T16:53:05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